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5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6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14" style:family="paragraph" style:parent-style-name="Text_20_body">
      <style:text-properties officeooo:paragraph-rsid="0033b296"/>
    </style:style>
    <style:style style:name="P15" style:family="paragraph" style:parent-style-name="Heading_20_3">
      <style:text-properties officeooo:rsid="00181f89" officeooo:paragraph-rsid="00181f89"/>
    </style:style>
    <style:style style:name="P16" style:family="paragraph" style:parent-style-name="Heading_20_3">
      <style:text-properties officeooo:rsid="0033b296" officeooo:paragraph-rsid="0033b296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officeooo:rsid="0026b278"/>
    </style:style>
    <style:style style:name="T7" style:family="text">
      <style:text-properties officeooo:rsid="0028fa83"/>
    </style:style>
    <style:style style:name="T8" style:family="text">
      <style:text-properties officeooo:rsid="002a6941"/>
    </style:style>
    <style:style style:name="T9" style:family="text">
      <style:text-properties officeooo:rsid="002eb27a"/>
    </style:style>
    <style:style style:name="T10" style:family="text">
      <style:text-properties officeooo:rsid="0031058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4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5">推到：</text:p>
      <text:p text:style-name="P6">假设存在一组正交基<text:span text:style-name="T6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6">A是</text:span><text:span text:style-name="T6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，</text:span><text:span text:style-name="T6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6">的矩阵，并且假设存在另一组正交基U</text:span><text:span text:style-name="T6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即：</text:span></text:p>
      <text:p text:style-name="P7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因为<text:span text:style-name="T7">U为正交基，可得：</text:span></text:p>
      <text:p text:style-name="P7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假设<text:span text:style-name="T8">V是</text:span><text:span text:style-name="T8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8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8">，即：</text:span><text:span text:style-name="T8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">，可得：</text:span></text:p>
      <text:p text:style-name="P10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由此可得：当<text:span text:style-name="T9">V为</text:span><text:span text:style-name="T9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">的特征向量时存在一组正交基U.</text:span></text:p>
      <text:p text:style-name="P12">对U进行正交单位花：</text:p>
      <text:p text:style-name="P13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即：</text:p>
      <text:p text:style-name="P13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0">D为奇异值的对角阵，U为正交矩阵，可得：</text:span></text:p>
      <text:p text:style-name="P13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16" text:outline-level="3"><text:soft-page-break/>2.9 Moore-Penrose 伪逆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18T23:06:07.076404752</dc:date>
    <meta:editing-duration>PT4H38M56S</meta:editing-duration>
    <meta:editing-cycles>14</meta:editing-cycles>
    <meta:document-statistic meta:table-count="0" meta:image-count="0" meta:object-count="27" meta:page-count="2" meta:paragraph-count="22" meta:word-count="363" meta:character-count="417" meta:non-whitespace-character-count="410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